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9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499919999999999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.9999979999999997" table:style-name="ce6">
            <text:p>8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9" table:style-name="ce7">
            <office:annotation draw:style-name="a0" svg:x="3.04166666666667in" svg:y="1.760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6" table:style-name="ce6">
            <text:p>12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600070000000004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299909999999997" table:style-name="ce6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office:annotation draw:style-name="a1" svg:x="3.04166666666667in" svg:y="3.635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39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1">
          <table:table-cell table:number-columns-repeated="16384"/>
        </table:table-row>
      </table:table>
      <table:table table:name="Profile_Slack" table:style-name="ta3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office:value-type="float" office:value="1.0449999999999999" table:style-name="ce14">
            <text:p>1.045</text:p>
          </table:table-cell>
          <table:table-cell table:number-columns-repeated="16287"/>
        </table:table-row>
        <table:table-row table:number-rows-repeated="1048574" table:style-name="ro1">
          <table:table-cell table:number-columns-repeated="16384"/>
        </table:table-row>
      </table:table>
      <table:table table:name="Profile_oltc_ratio" table:style-name="ta3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table:number-columns-repeated="1628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table:number-columns-repeated="1628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table:number-columns-repeated="16287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table:number-columns-repeated="16287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table:number-columns-repeated="16287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table:number-columns-repeated="16287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table:number-columns-repeated="16287"/>
        </table:table-row>
        <table:table-row table:number-rows-repeated="2" table:style-name="ro1">
          <table:table-cell office:value-type="float" office:value="74" table:style-name="ce10">
            <text:p>74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office:value-type="float" office:value="0.952380952380952" table:style-name="ce19">
            <text:p>0.95</text:p>
          </table:table-cell>
          <table:table-cell table:number-columns-repeated="16287"/>
        </table:table-row>
        <table:table-row table:number-rows-repeated="1048557" table:style-name="ro1">
          <table:table-cell table:number-columns-repeated="16384"/>
        </table:table-row>
      </table:table>
      <table:table table:name="Lines_Addt" table:style-name="ta2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8">
            <text:p>fbus</text:p>
          </table:table-cell>
          <table:table-cell office:value-type="string" table:style-name="ce8">
            <text:p>tbus</text:p>
          </table:table-cell>
          <table:table-cell office:value-type="string" table:style-name="ce8">
            <text:p>step_size</text:p>
          </table:table-cell>
          <table:table-cell office:value-type="string" table:style-name="ce8">
            <text:p>actTap</text:p>
          </table:table-cell>
          <table:table-cell office:value-type="string" table:style-name="ce8">
            <text:p>minTap</text:p>
          </table:table-cell>
          <table:table-cell office:value-type="string" table:style-name="ce8">
            <text:p>maxTap</text:p>
          </table:table-cell>
          <table:table-cell office:value-type="string" table:style-name="ce8">
            <text:p>normalTap</text:p>
          </table:table-cell>
          <table:table-cell office:value-type="string" table:style-name="ce8">
            <text:p>nominalRatio</text:p>
          </table:table-cell>
          <table:table-cell office:value-type="string" table:style-name="ce8">
            <text:p>r_ip</text:p>
          </table:table-cell>
          <table:table-cell office:value-type="string" table:style-name="ce8">
            <text:p>r_n</text:p>
          </table:table-cell>
          <table:table-cell office:value-type="string" table:style-name="ce8">
            <text:p>r0</text:p>
          </table:table-cell>
          <table:table-cell office:value-type="string" table:style-name="ce8">
            <text:p>x0</text:p>
          </table:table-cell>
          <table:table-cell office:value-type="string" table:style-name="ce8">
            <text:p>b0</text:p>
          </table:table-cell>
          <table:table-cell office:value-type="string" table:style-name="ce8">
            <text:p>length (meter)</text:p>
          </table:table-cell>
          <table:table-cell office:value-type="string" table:style-name="ce8">
            <text:p>NormSTAT</text:p>
          </table:table-cell>
          <table:table-cell office:value-type="string" table:style-name="ce8">
            <text:p>g</text:p>
          </table:table-cell>
          <table:table-cell office:value-type="string" table:style-name="ce8">
            <text:p>minTapratio</text:p>
          </table:table-cell>
          <table:table-cell office:value-type="string" table:style-name="ce8">
            <text:p>maxTapratio</text:p>
          </table:table-cell>
          <table:table-cell office:value-type="string" table:style-name="ce8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07" table:style-name="ce3">
            <text:p>107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2]^-1-(([.G2]-[.E2])*[.C2])" table:style-name="ce18">
            <text:p>1.00</text:p>
          </table:table-cell>
          <table:table-cell office:value-type="float" office:value="1.1000000000000005" table:formula="of:=[.H2]^-1+(([.F2]-[.G2])*[.C2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08" table:style-name="ce3">
            <text:p>108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3]^-1-(([.G3]-[.E3])*[.C3])" table:style-name="ce18">
            <text:p>1.00</text:p>
          </table:table-cell>
          <table:table-cell office:value-type="float" office:value="1.1000000000000005" table:formula="of:=[.H3]^-1+(([.F3]-[.G3])*[.C3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18" table:style-name="ce3">
            <text:p>118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4]^-1-(([.G4]-[.E4])*[.C4])" table:style-name="ce18">
            <text:p>0.95</text:p>
          </table:table-cell>
          <table:table-cell office:value-type="float" office:value="1.05" table:formula="of:=[.H4]^-1+(([.F4]-[.G4])*[.C4])" table:style-name="ce18">
            <text:p>1.05</text:p>
          </table:table-cell>
          <table:table-cell office:value-type="float" office:value="1" table:style-name="ce17">
            <text:p>1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22" table:style-name="ce3">
            <text:p>122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5]^-1-(([.G5]-[.E5])*[.C5])" table:style-name="ce18">
            <text:p>1.00</text:p>
          </table:table-cell>
          <table:table-cell office:value-type="float" office:value="1.1000000000000005" table:formula="of:=[.H5]^-1+(([.F5]-[.G5])*[.C5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10" table:style-name="ce3">
            <text:p>110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6]^-1-(([.G6]-[.E6])*[.C6])" table:style-name="ce18">
            <text:p>0.95</text:p>
          </table:table-cell>
          <table:table-cell office:value-type="float" office:value="1.05" table:formula="of:=[.H6]^-1+(([.F6]-[.G6])*[.C6])" table:style-name="ce18">
            <text:p>1.05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16" table:style-name="ce3">
            <text:p>116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7]^-1-(([.G7]-[.E7])*[.C7])" table:style-name="ce18">
            <text:p>1.00</text:p>
          </table:table-cell>
          <table:table-cell office:value-type="float" office:value="1.1000000000000005" table:formula="of:=[.H7]^-1+(([.F7]-[.G7])*[.C7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19" table:style-name="ce3">
            <text:p>119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8]^-1-(([.G8]-[.E8])*[.C8])" table:style-name="ce18">
            <text:p>0.95</text:p>
          </table:table-cell>
          <table:table-cell office:value-type="float" office:value="1.05" table:formula="of:=[.H8]^-1+(([.F8]-[.G8])*[.C8])" table:style-name="ce18">
            <text:p>1.05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20" table:style-name="ce3">
            <text:p>120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9]^-1-(([.G9]-[.E9])*[.C9])" table:style-name="ce18">
            <text:p>1.00</text:p>
          </table:table-cell>
          <table:table-cell office:value-type="float" office:value="1.1000000000000005" table:formula="of:=[.H9]^-1+(([.F9]-[.G9])*[.C9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11" table:style-name="ce3">
            <text:p>111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10]^-1-(([.G10]-[.E10])*[.C10])" table:style-name="ce18">
            <text:p>0.95</text:p>
          </table:table-cell>
          <table:table-cell office:value-type="float" office:value="1.05" table:formula="of:=[.H10]^-1+(([.F10]-[.G10])*[.C10])" table:style-name="ce18">
            <text:p>1.05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21" table:style-name="ce3">
            <text:p>121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1]^-1-(([.G11]-[.E11])*[.C11])" table:style-name="ce18">
            <text:p>1.00</text:p>
          </table:table-cell>
          <table:table-cell office:value-type="float" office:value="1.1000000000000005" table:formula="of:=[.H11]^-1+(([.F11]-[.G11])*[.C11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14" table:style-name="ce3">
            <text:p>114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2]^-1-(([.G12]-[.E12])*[.C12])" table:style-name="ce18">
            <text:p>1.00</text:p>
          </table:table-cell>
          <table:table-cell office:value-type="float" office:value="1.1000000000000005" table:formula="of:=[.H12]^-1+(([.F12]-[.G12])*[.C12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33" table:style-name="ce3">
            <text:p>133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13]^-1-(([.G13]-[.E13])*[.C13])" table:style-name="ce18">
            <text:p>0.95</text:p>
          </table:table-cell>
          <table:table-cell office:value-type="float" office:value="1.05" table:formula="of:=[.H13]^-1+(([.F13]-[.G13])*[.C13])" table:style-name="ce18">
            <text:p>1.05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12" table:style-name="ce3">
            <text:p>112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14]^-1-(([.G14]-[.E14])*[.C14])" table:style-name="ce18">
            <text:p>0.95</text:p>
          </table:table-cell>
          <table:table-cell office:value-type="float" office:value="1.05" table:formula="of:=[.H14]^-1+(([.F14]-[.G14])*[.C14])" table:style-name="ce18">
            <text:p>1.05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32" table:style-name="ce3">
            <text:p>132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5]^-1-(([.G15]-[.E15])*[.C15])" table:style-name="ce18">
            <text:p>1.00</text:p>
          </table:table-cell>
          <table:table-cell office:value-type="float" office:value="1.1000000000000005" table:formula="of:=[.H15]^-1+(([.F15]-[.G15])*[.C15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15" table:style-name="ce3">
            <text:p>115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16]^-1-(([.G16]-[.E16])*[.C16])" table:style-name="ce18">
            <text:p>0.95</text:p>
          </table:table-cell>
          <table:table-cell office:value-type="float" office:value="1.05" table:formula="of:=[.H16]^-1+(([.F16]-[.G16])*[.C16])" table:style-name="ce18">
            <text:p>1.05</text:p>
          </table:table-cell>
          <table:table-cell office:value-type="float" office:value="1" table:style-name="ce17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74" table:style-name="ce10">
            <text:p>74</text:p>
          </table:table-cell>
          <table:table-cell office:value-type="float" office:value="117" table:style-name="ce10">
            <text:p>117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7]^-1-(([.G17]-[.E17])*[.C17])" table:style-name="ce18">
            <text:p>1.00</text:p>
          </table:table-cell>
          <table:table-cell office:value-type="float" office:value="1.1000000000000005" table:formula="of:=[.H17]^-1+(([.F17]-[.G17])*[.C17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/>
        </table:table-row>
        <table:table-row table:style-name="ro1">
          <table:table-cell office:value-type="float" office:value="74" table:style-name="ce10">
            <text:p>74</text:p>
          </table:table-cell>
          <table:table-cell office:value-type="float" office:value="117" table:style-name="ce10">
            <text:p>117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8]^-1-(([.G18]-[.E18])*[.C18])" table:style-name="ce18">
            <text:p>1.00</text:p>
          </table:table-cell>
          <table:table-cell office:value-type="float" office:value="1.1000000000000005" table:formula="of:=[.H18]^-1+(([.F18]-[.G18])*[.C18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113" table:style-name="ce3">
            <text:p>113</text:p>
          </table:table-cell>
          <table:table-cell office:value-type="float" office:value="2.5000000000000001E-2" table:style-name="ce16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9]^-1-(([.G19]-[.E19])*[.C19])" table:style-name="ce18">
            <text:p>1.00</text:p>
          </table:table-cell>
          <table:table-cell office:value-type="float" office:value="1.1000000000000005" table:formula="of:=[.H19]^-1+(([.F19]-[.G19])*[.C19])" table:style-name="ce18">
            <text:p>1.10</text:p>
          </table:table-cell>
          <table:table-cell office:value-type="float" office:value="1" table:style-name="ce17">
            <text:p>1</text:p>
          </table:table-cell>
          <table:table-cell table:number-columns-repeated="16365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40" table:style-name="ce3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57" table:style-name="ce3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52" table:style-name="ce3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number-rows-repeated="1048539" table:style-name="ro1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8">
            <text:p>fbus</text:p>
          </table:table-cell>
          <table:table-cell office:value-type="string" table:style-name="ce8">
            <text:p>tbus</text:p>
          </table:table-cell>
          <table:table-cell office:value-type="string" table:style-name="ce8">
            <text:p>r</text:p>
          </table:table-cell>
          <table:table-cell office:value-type="string" table:style-name="ce8">
            <text:p>x</text:p>
          </table:table-cell>
          <table:table-cell office:value-type="string" table:style-name="ce8">
            <text:p>b</text:p>
          </table:table-cell>
          <table:table-cell office:value-type="string" table:style-name="ce8">
            <text:p>rateA</text:p>
          </table:table-cell>
          <table:table-cell office:value-type="string" table:style-name="ce8">
            <text:p>rateB</text:p>
          </table:table-cell>
          <table:table-cell office:value-type="string" table:style-name="ce8">
            <text:p>rateC</text:p>
          </table:table-cell>
          <table:table-cell office:value-type="string" table:style-name="ce8">
            <text:p>ratio</text:p>
          </table:table-cell>
          <table:table-cell office:value-type="string" table:style-name="ce8">
            <text:p>angle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angmin</text:p>
          </table:table-cell>
          <table:table-cell office:value-type="string" table:style-name="ce8">
            <text:p>angmax</text:p>
          </table:table-cell>
          <table:table-cell office:value-type="string" table:style-name="ce11">
            <text:p>step_size</text:p>
          </table:table-cell>
          <table:table-cell office:value-type="string" table:style-name="ce11">
            <text:p>actTap</text:p>
          </table:table-cell>
          <table:table-cell office:value-type="string" table:style-name="ce11">
            <text:p>minTap</text:p>
          </table:table-cell>
          <table:table-cell office:value-type="string" table:style-name="ce11">
            <text:p>maxTap</text:p>
          </table:table-cell>
          <table:table-cell office:value-type="string" table:style-name="ce11">
            <text:p>normalTap</text:p>
          </table:table-cell>
          <table:table-cell office:value-type="string" table:style-name="ce11">
            <text:p>nominalRatio</text:p>
          </table:table-cell>
          <table:table-cell office:value-type="string" table:style-name="ce11">
            <text:p>r_ip</text:p>
          </table:table-cell>
          <table:table-cell office:value-type="string" table:style-name="ce11">
            <text:p>r_n</text:p>
          </table:table-cell>
          <table:table-cell office:value-type="string" table:style-name="ce11">
            <text:p>r0</text:p>
          </table:table-cell>
          <table:table-cell office:value-type="string" table:style-name="ce11">
            <text:p>x0</text:p>
          </table:table-cell>
          <table:table-cell office:value-type="string" table:style-name="ce11">
            <text:p>b0</text:p>
          </table:table-cell>
          <table:table-cell office:value-type="string" table:style-name="ce12">
            <text:p>length (meter)</text:p>
          </table:table-cell>
          <table:table-cell office:value-type="string" table:style-name="ce8">
            <text:p>NormSTAT</text:p>
          </table:table-cell>
          <table:table-cell office:value-type="string" table:style-name="ce11">
            <text:p>g</text:p>
          </table:table-cell>
          <table:table-cell office:value-type="string" table:style-name="ce12">
            <text:p>minTapratio</text:p>
          </table:table-cell>
          <table:table-cell office:value-type="string" table:style-name="ce12">
            <text:p>maxTapratio</text:p>
          </table:table-cell>
          <table:table-cell office:value-type="string" table:style-name="ce8">
            <text:p>status_oltc_flex</text:p>
          </table:table-cell>
          <table:table-cell table:number-columns-repeated="16354"/>
        </table:table-row>
        <table:table-row table:number-rows-repeated="1048575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_i</text:p>
          </table:table-cell>
          <table:table-cell office:value-type="string" table:style-name="ce8">
            <text:p>Pg</text:p>
          </table:table-cell>
          <table:table-cell office:value-type="string" table:style-name="ce8">
            <text:p>Qg</text:p>
          </table:table-cell>
          <table:table-cell office:value-type="string" table:style-name="ce8">
            <text:p>Qmax</text:p>
          </table:table-cell>
          <table:table-cell office:value-type="string" table:style-name="ce8">
            <text:p>Qmin</text:p>
          </table:table-cell>
          <table:table-cell office:value-type="string" table:style-name="ce8">
            <text:p>Vg</text:p>
          </table:table-cell>
          <table:table-cell office:value-type="string" table:style-name="ce8">
            <text:p>mBase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Pmax</text:p>
          </table:table-cell>
          <table:table-cell office:value-type="string" table:style-name="ce8">
            <text:p>Pmin</text:p>
          </table:table-cell>
          <table:table-cell office:value-type="string" table:style-name="ce8">
            <text:p>Pc1</text:p>
          </table:table-cell>
          <table:table-cell office:value-type="string" table:style-name="ce8">
            <text:p>Pc2</text:p>
          </table:table-cell>
          <table:table-cell office:value-type="string" table:style-name="ce8">
            <text:p>Qc1min</text:p>
          </table:table-cell>
          <table:table-cell office:value-type="string" table:style-name="ce8">
            <text:p>Qc1max</text:p>
          </table:table-cell>
          <table:table-cell office:value-type="string" table:style-name="ce8">
            <text:p>Qc2min</text:p>
          </table:table-cell>
          <table:table-cell office:value-type="string" table:style-name="ce8">
            <text:p>Qc2max</text:p>
          </table:table-cell>
          <table:table-cell office:value-type="string" table:style-name="ce8">
            <text:p>ramp_agc</text:p>
          </table:table-cell>
          <table:table-cell office:value-type="string" table:style-name="ce8">
            <text:p>ramp_10</text:p>
          </table:table-cell>
          <table:table-cell office:value-type="string" table:style-name="ce8">
            <text:p>ramp_30</text:p>
          </table:table-cell>
          <table:table-cell office:value-type="string" table:style-name="ce8">
            <text:p>ramp_q</text:p>
          </table:table-cell>
          <table:table-cell office:value-type="string" table:style-name="ce8">
            <text:p>apf</text:p>
          </table:table-cell>
          <table:table-cell table:number-columns-repeated="16363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8432210483785254E-5" table:formula="of:=TAN(ACOS(0.9))*[.I2]" table:style-name="ce13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E-4" table:style-name="ce2">
            <text:p>0.0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_i</text:p>
          </table:table-cell>
          <table:table-cell office:value-type="string" table:style-name="ce8">
            <text:p>CurtStatus</text:p>
          </table:table-cell>
          <table:table-cell office:value-type="string" table:style-name="ce8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8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6">
            <text:p>2.0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6">
            <text:p>0.0</text:p>
          </table:table-cell>
          <table:table-cell office:value-type="float" office:value="0.79209499999999999" table:style-name="ce6">
            <text:p>0.8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11">
            <text:p>bus_i</text:p>
          </table:table-cell>
          <table:table-cell office:value-type="string" table:style-name="ce11">
            <text:p>Ps</text:p>
          </table:table-cell>
          <table:table-cell office:value-type="string" table:style-name="ce11">
            <text:p>Qs</text:p>
          </table:table-cell>
          <table:table-cell office:value-type="string" table:style-name="ce8">
            <text:p>energy</text:p>
          </table:table-cell>
          <table:table-cell office:value-type="string" table:style-name="ce8">
            <text:p>eRat</text:p>
          </table:table-cell>
          <table:table-cell office:value-type="string" table:style-name="ce8">
            <text:p>chRat</text:p>
          </table:table-cell>
          <table:table-cell office:value-type="string" table:style-name="ce8">
            <text:p>disRat</text:p>
          </table:table-cell>
          <table:table-cell office:value-type="string" table:style-name="ce8">
            <text:p>chEff</text:p>
          </table:table-cell>
          <table:table-cell office:value-type="string" table:style-name="ce8">
            <text:p>disEff</text:p>
          </table:table-cell>
          <table:table-cell office:value-type="string" table:style-name="ce8">
            <text:p>thermalRat</text:p>
          </table:table-cell>
          <table:table-cell office:value-type="string" table:style-name="ce8">
            <text:p>qmin</text:p>
          </table:table-cell>
          <table:table-cell office:value-type="string" table:style-name="ce8">
            <text:p>qmax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ploss</text:p>
          </table:table-cell>
          <table:table-cell office:value-type="string" table:style-name="ce11">
            <text:p>qloss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soc_0</text:p>
          </table:table-cell>
          <table:table-cell office:value-type="string" table:style-name="ce11">
            <text:p>socMin</text:p>
          </table:table-cell>
          <table:table-cell office:value-type="string" table:style-name="ce11">
            <text:p>socMax</text:p>
          </table:table-cell>
          <table:table-cell table:number-columns-repeated="16364"/>
        </table:table-row>
        <table:table-row table:number-rows-repeated="1048575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8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72" table:style-name="ce2"/>
          <table:table-cell table:number-columns-repeated="1628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4.8416323529411769E-2" table:style-name="ce14">
            <text:p>0.048</text:p>
          </table:table-cell>
          <table:table-cell office:value-type="float" office:value="4.7361558823529409E-2" table:style-name="ce14">
            <text:p>0.047</text:p>
          </table:table-cell>
          <table:table-cell office:value-type="float" office:value="4.7329752941176473E-2" table:style-name="ce14">
            <text:p>0.047</text:p>
          </table:table-cell>
          <table:table-cell office:value-type="float" office:value="4.6763941176470591E-2" table:style-name="ce14">
            <text:p>0.047</text:p>
          </table:table-cell>
          <table:table-cell office:value-type="float" office:value="4.5415023529411763E-2" table:style-name="ce14">
            <text:p>0.045</text:p>
          </table:table-cell>
          <table:table-cell office:value-type="float" office:value="4.4863794117647057E-2" table:style-name="ce14">
            <text:p>0.045</text:p>
          </table:table-cell>
          <table:table-cell office:value-type="float" office:value="4.4242323529411764E-2" table:style-name="ce14">
            <text:p>0.044</text:p>
          </table:table-cell>
          <table:table-cell office:value-type="float" office:value="4.2988776470588241E-2" table:style-name="ce14">
            <text:p>0.043</text:p>
          </table:table-cell>
          <table:table-cell office:value-type="float" office:value="4.2482611764705878E-2" table:style-name="ce14">
            <text:p>0.042</text:p>
          </table:table-cell>
          <table:table-cell office:value-type="float" office:value="4.3159711764705878E-2" table:style-name="ce14">
            <text:p>0.043</text:p>
          </table:table-cell>
          <table:table-cell office:value-type="float" office:value="4.1998952941176469E-2" table:style-name="ce14">
            <text:p>0.042</text:p>
          </table:table-cell>
          <table:table-cell office:value-type="float" office:value="4.1251611764705882E-2" table:style-name="ce14">
            <text:p>0.041</text:p>
          </table:table-cell>
          <table:table-cell office:value-type="float" office:value="4.0430064705882347E-2" table:style-name="ce14">
            <text:p>0.040</text:p>
          </table:table-cell>
          <table:table-cell office:value-type="float" office:value="4.0866023529411766E-2" table:style-name="ce14">
            <text:p>0.041</text:p>
          </table:table-cell>
          <table:table-cell office:value-type="float" office:value="4.0843488235294115E-2" table:style-name="ce14">
            <text:p>0.041</text:p>
          </table:table-cell>
          <table:table-cell office:value-type="float" office:value="4.2136758823529415E-2" table:style-name="ce14">
            <text:p>0.042</text:p>
          </table:table-cell>
          <table:table-cell office:value-type="float" office:value="4.3428705882352946E-2" table:style-name="ce14">
            <text:p>0.043</text:p>
          </table:table-cell>
          <table:table-cell office:value-type="float" office:value="4.3078888235294113E-2" table:style-name="ce14">
            <text:p>0.043</text:p>
          </table:table-cell>
          <table:table-cell office:value-type="float" office:value="4.2983476470588235E-2" table:style-name="ce14">
            <text:p>0.043</text:p>
          </table:table-cell>
          <table:table-cell office:value-type="float" office:value="4.3628799999999995E-2" table:style-name="ce14">
            <text:p>0.044</text:p>
          </table:table-cell>
          <table:table-cell office:value-type="float" office:value="4.4410605882352946E-2" table:style-name="ce14">
            <text:p>0.044</text:p>
          </table:table-cell>
          <table:table-cell office:value-type="float" office:value="4.5200358823529407E-2" table:style-name="ce14">
            <text:p>0.045</text:p>
          </table:table-cell>
          <table:table-cell office:value-type="float" office:value="5.1307647058823527E-2" table:style-name="ce14">
            <text:p>0.051</text:p>
          </table:table-cell>
          <table:table-cell office:value-type="float" office:value="5.3426458823529414E-2" table:style-name="ce14">
            <text:p>0.053</text:p>
          </table:table-cell>
          <table:table-cell office:value-type="float" office:value="5.7463976470588235E-2" table:style-name="ce14">
            <text:p>0.057</text:p>
          </table:table-cell>
          <table:table-cell office:value-type="float" office:value="5.5918941176470588E-2" table:style-name="ce14">
            <text:p>0.056</text:p>
          </table:table-cell>
          <table:table-cell office:value-type="float" office:value="5.8380935294117642E-2" table:style-name="ce14">
            <text:p>0.058</text:p>
          </table:table-cell>
          <table:table-cell office:value-type="float" office:value="6.4590270588235299E-2" table:style-name="ce14">
            <text:p>0.065</text:p>
          </table:table-cell>
          <table:table-cell office:value-type="float" office:value="6.672497647058824E-2" table:style-name="ce14">
            <text:p>0.067</text:p>
          </table:table-cell>
          <table:table-cell office:value-type="float" office:value="6.8085841176470582E-2" table:style-name="ce14">
            <text:p>0.068</text:p>
          </table:table-cell>
          <table:table-cell office:value-type="float" office:value="6.8296517647058824E-2" table:style-name="ce14">
            <text:p>0.068</text:p>
          </table:table-cell>
          <table:table-cell office:value-type="float" office:value="7.1757629411764695E-2" table:style-name="ce14">
            <text:p>0.072</text:p>
          </table:table-cell>
          <table:table-cell office:value-type="float" office:value="7.3448441176470591E-2" table:style-name="ce14">
            <text:p>0.073</text:p>
          </table:table-cell>
          <table:table-cell office:value-type="float" office:value="7.3496141176470589E-2" table:style-name="ce14">
            <text:p>0.073</text:p>
          </table:table-cell>
          <table:table-cell office:value-type="float" office:value="7.3791629411764703E-2" table:style-name="ce14">
            <text:p>0.074</text:p>
          </table:table-cell>
          <table:table-cell office:value-type="float" office:value="7.5481111764705885E-2" table:style-name="ce14">
            <text:p>0.075</text:p>
          </table:table-cell>
          <table:table-cell office:value-type="float" office:value="7.2710364705882352E-2" table:style-name="ce14">
            <text:p>0.073</text:p>
          </table:table-cell>
          <table:table-cell office:value-type="float" office:value="7.2225388235294119E-2" table:style-name="ce14">
            <text:p>0.072</text:p>
          </table:table-cell>
          <table:table-cell office:value-type="float" office:value="7.2522205882352947E-2" table:style-name="ce14">
            <text:p>0.073</text:p>
          </table:table-cell>
          <table:table-cell office:value-type="float" office:value="7.2095529411764711E-2" table:style-name="ce14">
            <text:p>0.072</text:p>
          </table:table-cell>
          <table:table-cell office:value-type="float" office:value="7.0505429411764714E-2" table:style-name="ce14">
            <text:p>0.071</text:p>
          </table:table-cell>
          <table:table-cell office:value-type="float" office:value="7.080754117647059E-2" table:style-name="ce14">
            <text:p>0.071</text:p>
          </table:table-cell>
          <table:table-cell office:value-type="float" office:value="7.1896770588235293E-2" table:style-name="ce14">
            <text:p>0.072</text:p>
          </table:table-cell>
          <table:table-cell office:value-type="float" office:value="7.322582352941176E-2" table:style-name="ce14">
            <text:p>0.073</text:p>
          </table:table-cell>
          <table:table-cell office:value-type="float" office:value="7.2797817647058824E-2" table:style-name="ce14">
            <text:p>0.073</text:p>
          </table:table-cell>
          <table:table-cell office:value-type="float" office:value="7.4072558823529408E-2" table:style-name="ce14">
            <text:p>0.074</text:p>
          </table:table-cell>
          <table:table-cell office:value-type="float" office:value="7.4464764705882355E-2" table:style-name="ce14">
            <text:p>0.074</text:p>
          </table:table-cell>
          <table:table-cell office:value-type="float" office:value="7.6296035294117659E-2" table:style-name="ce14">
            <text:p>0.076</text:p>
          </table:table-cell>
          <table:table-cell office:value-type="float" office:value="7.5576517647058819E-2" table:style-name="ce14">
            <text:p>0.076</text:p>
          </table:table-cell>
          <table:table-cell office:value-type="float" office:value="7.3836694117647053E-2" table:style-name="ce14">
            <text:p>0.074</text:p>
          </table:table-cell>
          <table:table-cell office:value-type="float" office:value="7.4122905882352944E-2" table:style-name="ce14">
            <text:p>0.074</text:p>
          </table:table-cell>
          <table:table-cell office:value-type="float" office:value="7.2258511764705879E-2" table:style-name="ce14">
            <text:p>0.072</text:p>
          </table:table-cell>
          <table:table-cell office:value-type="float" office:value="7.2402947058823539E-2" table:style-name="ce14">
            <text:p>0.072</text:p>
          </table:table-cell>
          <table:table-cell office:value-type="float" office:value="7.1762923529411771E-2" table:style-name="ce14">
            <text:p>0.072</text:p>
          </table:table-cell>
          <table:table-cell office:value-type="float" office:value="7.1501894117647055E-2" table:style-name="ce14">
            <text:p>0.072</text:p>
          </table:table-cell>
          <table:table-cell office:value-type="float" office:value="7.1377341176470585E-2" table:style-name="ce14">
            <text:p>0.071</text:p>
          </table:table-cell>
          <table:table-cell office:value-type="float" office:value="7.0027076470588243E-2" table:style-name="ce14">
            <text:p>0.070</text:p>
          </table:table-cell>
          <table:table-cell office:value-type="float" office:value="7.0649870588235297E-2" table:style-name="ce14">
            <text:p>0.071</text:p>
          </table:table-cell>
          <table:table-cell office:value-type="float" office:value="7.0925482352941174E-2" table:style-name="ce14">
            <text:p>0.071</text:p>
          </table:table-cell>
          <table:table-cell office:value-type="float" office:value="6.8993511764705889E-2" table:style-name="ce14">
            <text:p>0.069</text:p>
          </table:table-cell>
          <table:table-cell office:value-type="float" office:value="6.7086723529411765E-2" table:style-name="ce14">
            <text:p>0.067</text:p>
          </table:table-cell>
          <table:table-cell office:value-type="float" office:value="6.7749264705882356E-2" table:style-name="ce14">
            <text:p>0.068</text:p>
          </table:table-cell>
          <table:table-cell office:value-type="float" office:value="7.0232470588235285E-2" table:style-name="ce14">
            <text:p>0.070</text:p>
          </table:table-cell>
          <table:table-cell office:value-type="float" office:value="7.0656482352941169E-2" table:style-name="ce14">
            <text:p>0.071</text:p>
          </table:table-cell>
          <table:table-cell office:value-type="float" office:value="7.0473629411764702E-2" table:style-name="ce14">
            <text:p>0.070</text:p>
          </table:table-cell>
          <table:table-cell office:value-type="float" office:value="7.2169729411764708E-2" table:style-name="ce14">
            <text:p>0.072</text:p>
          </table:table-cell>
          <table:table-cell office:value-type="float" office:value="7.365514705882352E-2" table:style-name="ce14">
            <text:p>0.074</text:p>
          </table:table-cell>
          <table:table-cell office:value-type="float" office:value="7.6783664705882354E-2" table:style-name="ce14">
            <text:p>0.077</text:p>
          </table:table-cell>
          <table:table-cell office:value-type="float" office:value="7.993073529411765E-2" table:style-name="ce14">
            <text:p>0.080</text:p>
          </table:table-cell>
          <table:table-cell office:value-type="float" office:value="8.4274347058823529E-2" table:style-name="ce14">
            <text:p>0.084</text:p>
          </table:table-cell>
          <table:table-cell office:value-type="float" office:value="8.5591482352941187E-2" table:style-name="ce14">
            <text:p>0.086</text:p>
          </table:table-cell>
          <table:table-cell office:value-type="float" office:value="8.7212052941176468E-2" table:style-name="ce14">
            <text:p>0.087</text:p>
          </table:table-cell>
          <table:table-cell office:value-type="float" office:value="8.5808811764705895E-2" table:style-name="ce14">
            <text:p>0.086</text:p>
          </table:table-cell>
          <table:table-cell office:value-type="float" office:value="8.8268147058823521E-2" table:style-name="ce14">
            <text:p>0.088</text:p>
          </table:table-cell>
          <table:table-cell office:value-type="float" office:value="8.8466911764705877E-2" table:style-name="ce14">
            <text:p>0.088</text:p>
          </table:table-cell>
          <table:table-cell office:value-type="float" office:value="8.5823376470588242E-2" table:style-name="ce14">
            <text:p>0.086</text:p>
          </table:table-cell>
          <table:table-cell office:value-type="float" office:value="8.4788476470588237E-2" table:style-name="ce14">
            <text:p>0.085</text:p>
          </table:table-cell>
          <table:table-cell office:value-type="float" office:value="8.7320705882352953E-2" table:style-name="ce14">
            <text:p>0.087</text:p>
          </table:table-cell>
          <table:table-cell office:value-type="float" office:value="8.7204105882352945E-2" table:style-name="ce14">
            <text:p>0.087</text:p>
          </table:table-cell>
          <table:table-cell office:value-type="float" office:value="8.4568523529411757E-2" table:style-name="ce14">
            <text:p>0.085</text:p>
          </table:table-cell>
          <table:table-cell office:value-type="float" office:value="8.442673529411765E-2" table:style-name="ce14">
            <text:p>0.084</text:p>
          </table:table-cell>
          <table:table-cell office:value-type="float" office:value="8.2270835294117647E-2" table:style-name="ce14">
            <text:p>0.082</text:p>
          </table:table-cell>
          <table:table-cell office:value-type="float" office:value="7.9582235294117648E-2" table:style-name="ce14">
            <text:p>0.080</text:p>
          </table:table-cell>
          <table:table-cell office:value-type="float" office:value="7.6639229411764709E-2" table:style-name="ce14">
            <text:p>0.077</text:p>
          </table:table-cell>
          <table:table-cell office:value-type="float" office:value="7.7352117647058821E-2" table:style-name="ce14">
            <text:p>0.077</text:p>
          </table:table-cell>
          <table:table-cell office:value-type="float" office:value="7.8584447058823531E-2" table:style-name="ce14">
            <text:p>0.079</text:p>
          </table:table-cell>
          <table:table-cell office:value-type="float" office:value="7.5705058823529403E-2" table:style-name="ce14">
            <text:p>0.076</text:p>
          </table:table-cell>
          <table:table-cell office:value-type="float" office:value="7.4586688235294116E-2" table:style-name="ce14">
            <text:p>0.075</text:p>
          </table:table-cell>
          <table:table-cell office:value-type="float" office:value="6.9593770588235293E-2" table:style-name="ce14">
            <text:p>0.070</text:p>
          </table:table-cell>
          <table:table-cell office:value-type="float" office:value="6.7005894117647055E-2" table:style-name="ce14">
            <text:p>0.067</text:p>
          </table:table-cell>
          <table:table-cell office:value-type="float" office:value="6.3940976470588232E-2" table:style-name="ce14">
            <text:p>0.064</text:p>
          </table:table-cell>
          <table:table-cell office:value-type="float" office:value="6.082438235294118E-2" table:style-name="ce14">
            <text:p>0.061</text:p>
          </table:table-cell>
          <table:table-cell office:value-type="float" office:value="5.8838070588235293E-2" table:style-name="ce14">
            <text:p>0.059</text:p>
          </table:table-cell>
          <table:table-cell office:value-type="float" office:value="5.6741817647058823E-2" table:style-name="ce14">
            <text:p>0.057</text:p>
          </table:table-cell>
          <table:table-cell office:value-type="float" office:value="5.3821335294117645E-2" table:style-name="ce14">
            <text:p>0.054</text:p>
          </table:table-cell>
          <table:table-cell office:value-type="float" office:value="5.1047923529411766E-2" table:style-name="ce14">
            <text:p>0.051</text:p>
          </table:table-cell>
          <table:table-cell table:number-columns-repeated="16287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number-rows-repeated="1048539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72" table:style-name="ce2"/>
          <table:table-cell table:number-columns-repeated="1628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-1.8775911764705881E-2" table:style-name="ce1">
            <text:p>-0.018775912</text:p>
          </table:table-cell>
          <table:table-cell office:value-type="float" office:value="-1.8229976470588237E-2" table:style-name="ce1">
            <text:p>-0.018229976</text:p>
          </table:table-cell>
          <table:table-cell office:value-type="float" office:value="-1.7870864705882353E-2" table:style-name="ce1">
            <text:p>-0.017870865</text:p>
          </table:table-cell>
          <table:table-cell office:value-type="float" office:value="-1.8953470588235294E-2" table:style-name="ce1">
            <text:p>-0.018953471</text:p>
          </table:table-cell>
          <table:table-cell office:value-type="float" office:value="-1.9010447058823529E-2" table:style-name="ce1">
            <text:p>-0.019010447</text:p>
          </table:table-cell>
          <table:table-cell office:value-type="float" office:value="-1.8714958823529412E-2" table:style-name="ce1">
            <text:p>-0.018714959</text:p>
          </table:table-cell>
          <table:table-cell office:value-type="float" office:value="-1.8903117647058824E-2" table:style-name="ce1">
            <text:p>-0.018903118</text:p>
          </table:table-cell>
          <table:table-cell office:value-type="float" office:value="-1.9433147058823527E-2" table:style-name="ce1">
            <text:p>-0.019433147</text:p>
          </table:table-cell>
          <table:table-cell office:value-type="float" office:value="-1.9466270588235295E-2" table:style-name="ce1">
            <text:p>-0.019466271</text:p>
          </table:table-cell>
          <table:table-cell office:value-type="float" office:value="-1.8783858823529412E-2" table:style-name="ce1">
            <text:p>-0.018783859</text:p>
          </table:table-cell>
          <table:table-cell office:value-type="float" office:value="-1.8806388235294118E-2" table:style-name="ce1">
            <text:p>-0.018806388</text:p>
          </table:table-cell>
          <table:table-cell office:value-type="float" office:value="-1.9157529411764709E-2" table:style-name="ce1">
            <text:p>-0.019157529</text:p>
          </table:table-cell>
          <table:table-cell office:value-type="float" office:value="-1.9460970588235291E-2" table:style-name="ce1">
            <text:p>-0.019460971</text:p>
          </table:table-cell>
          <table:table-cell office:value-type="float" office:value="-1.9688888235294116E-2" table:style-name="ce1">
            <text:p>-0.019688888</text:p>
          </table:table-cell>
          <table:table-cell office:value-type="float" office:value="-1.9882352941176473E-2" table:style-name="ce1">
            <text:p>-0.019882353</text:p>
          </table:table-cell>
          <table:table-cell office:value-type="float" office:value="-1.9058152941176472E-2" table:style-name="ce1">
            <text:p>-0.019058153</text:p>
          </table:table-cell>
          <table:table-cell office:value-type="float" office:value="-1.8224676470588237E-2" table:style-name="ce1">
            <text:p>-0.018224676</text:p>
          </table:table-cell>
          <table:table-cell office:value-type="float" office:value="-1.8282982352941176E-2" table:style-name="ce1">
            <text:p>-0.018282982</text:p>
          </table:table-cell>
          <table:table-cell office:value-type="float" office:value="-1.86699E-2" table:style-name="ce1">
            <text:p>-0.0186699</text:p>
          </table:table-cell>
          <table:table-cell office:value-type="float" office:value="-1.7999411764705882E-2" table:style-name="ce1">
            <text:p>-0.017999412</text:p>
          </table:table-cell>
          <table:table-cell office:value-type="float" office:value="-1.7796670588235294E-2" table:style-name="ce1">
            <text:p>-0.017796671</text:p>
          </table:table-cell>
          <table:table-cell office:value-type="float" office:value="-1.8227323529411765E-2" table:style-name="ce1">
            <text:p>-0.018227324</text:p>
          </table:table-cell>
          <table:table-cell office:value-type="float" office:value="-1.7290476470588234E-2" table:style-name="ce1">
            <text:p>-0.017290476</text:p>
          </table:table-cell>
          <table:table-cell office:value-type="float" office:value="-1.7627052941176471E-2" table:style-name="ce1">
            <text:p>-0.017627053</text:p>
          </table:table-cell>
          <table:table-cell office:value-type="float" office:value="-1.7193758823529411E-2" table:style-name="ce1">
            <text:p>-0.017193759</text:p>
          </table:table-cell>
          <table:table-cell office:value-type="float" office:value="-1.7517082352941176E-2" table:style-name="ce1">
            <text:p>-0.017517082</text:p>
          </table:table-cell>
          <table:table-cell office:value-type="float" office:value="-1.7104982352941177E-2" table:style-name="ce1">
            <text:p>-0.017104982</text:p>
          </table:table-cell>
          <table:table-cell office:value-type="float" office:value="-1.6084664705882351E-2" table:style-name="ce1">
            <text:p>-0.016084665</text:p>
          </table:table-cell>
          <table:table-cell office:value-type="float" office:value="-1.5146505882352942E-2" table:style-name="ce1">
            <text:p>-0.015146506</text:p>
          </table:table-cell>
          <table:table-cell office:value-type="float" office:value="-1.4648276470588237E-2" table:style-name="ce1">
            <text:p>-0.014648276</text:p>
          </table:table-cell>
          <table:table-cell office:value-type="float" office:value="-1.4093082352941176E-2" table:style-name="ce1">
            <text:p>-0.014093082</text:p>
          </table:table-cell>
          <table:table-cell office:value-type="float" office:value="-1.3203941176470588E-2" table:style-name="ce1">
            <text:p>-0.013203941</text:p>
          </table:table-cell>
          <table:table-cell office:value-type="float" office:value="-1.2342635294117648E-2" table:style-name="ce1">
            <text:p>-0.012342635</text:p>
          </table:table-cell>
          <table:table-cell office:value-type="float" office:value="-1.2709682352941176E-2" table:style-name="ce1">
            <text:p>-0.012709682</text:p>
          </table:table-cell>
          <table:table-cell office:value-type="float" office:value="-1.2366488235294118E-2" table:style-name="ce1">
            <text:p>-0.012366488</text:p>
          </table:table-cell>
          <table:table-cell office:value-type="float" office:value="-1.1811276470588234E-2" table:style-name="ce1">
            <text:p>-0.011811276</text:p>
          </table:table-cell>
          <table:table-cell office:value-type="float" office:value="-1.1181864705882352E-2" table:style-name="ce1">
            <text:p>-0.011181865</text:p>
          </table:table-cell>
          <table:table-cell office:value-type="float" office:value="-1.1692023529411765E-2" table:style-name="ce1">
            <text:p>-0.011692024</text:p>
          </table:table-cell>
          <table:table-cell office:value-type="float" office:value="-1.0351029411764705E-2" table:style-name="ce1">
            <text:p>-0.010351029</text:p>
          </table:table-cell>
          <table:table-cell office:value-type="float" office:value="-1.1636370588235294E-2" table:style-name="ce1">
            <text:p>-0.011636371</text:p>
          </table:table-cell>
          <table:table-cell office:value-type="float" office:value="-1.1828505882352942E-2" table:style-name="ce1">
            <text:p>-0.011828506</text:p>
          </table:table-cell>
          <table:table-cell office:value-type="float" office:value="-1.1144764705882352E-2" table:style-name="ce1">
            <text:p>-0.011144765</text:p>
          </table:table-cell>
          <table:table-cell office:value-type="float" office:value="-1.2620900000000001E-2" table:style-name="ce1">
            <text:p>-0.0126209</text:p>
          </table:table-cell>
          <table:table-cell office:value-type="float" office:value="-1.2408888235294117E-2" table:style-name="ce1">
            <text:p>-0.012408888</text:p>
          </table:table-cell>
          <table:table-cell office:value-type="float" office:value="-1.2032564705882353E-2" table:style-name="ce1">
            <text:p>-0.012032565</text:p>
          </table:table-cell>
          <table:table-cell office:value-type="float" office:value="-1.2464541176470589E-2" table:style-name="ce1">
            <text:p>-0.012464541</text:p>
          </table:table-cell>
          <table:table-cell office:value-type="float" office:value="-1.2885917647058823E-2" table:style-name="ce1">
            <text:p>-0.012885918</text:p>
          </table:table-cell>
          <table:table-cell office:value-type="float" office:value="-1.1779476470588234E-2" table:style-name="ce1">
            <text:p>-0.011779476</text:p>
          </table:table-cell>
          <table:table-cell office:value-type="float" office:value="-1.2538747058823531E-2" table:style-name="ce1">
            <text:p>-0.012538747</text:p>
          </table:table-cell>
          <table:table-cell office:value-type="float" office:value="-1.2721605882352941E-2" table:style-name="ce1">
            <text:p>-0.012721606</text:p>
          </table:table-cell>
          <table:table-cell office:value-type="float" office:value="-1.2957470588235294E-2" table:style-name="ce1">
            <text:p>-0.012957471</text:p>
          </table:table-cell>
          <table:table-cell office:value-type="float" office:value="-1.3166841176470587E-2" table:style-name="ce1">
            <text:p>-0.013166841</text:p>
          </table:table-cell>
          <table:table-cell office:value-type="float" office:value="-1.3331152941176469E-2" table:style-name="ce1">
            <text:p>-0.013331153</text:p>
          </table:table-cell>
          <table:table-cell office:value-type="float" office:value="-1.3005182352941177E-2" table:style-name="ce1">
            <text:p>-0.013005182</text:p>
          </table:table-cell>
          <table:table-cell office:value-type="float" office:value="-1.2362517647058825E-2" table:style-name="ce1">
            <text:p>-0.012362518</text:p>
          </table:table-cell>
          <table:table-cell office:value-type="float" office:value="-1.2733535294117648E-2" table:style-name="ce1">
            <text:p>-0.012733535</text:p>
          </table:table-cell>
          <table:table-cell office:value-type="float" office:value="-1.2760035294117646E-2" table:style-name="ce1">
            <text:p>-0.012760035</text:p>
          </table:table-cell>
          <table:table-cell office:value-type="float" office:value="-1.3683623529411765E-2" table:style-name="ce1">
            <text:p>-0.013683624</text:p>
          </table:table-cell>
          <table:table-cell office:value-type="float" office:value="-1.3662417647058823E-2" table:style-name="ce1">
            <text:p>-0.013662418</text:p>
          </table:table-cell>
          <table:table-cell office:value-type="float" office:value="-1.3667711764705883E-2" table:style-name="ce1">
            <text:p>-0.013667712</text:p>
          </table:table-cell>
          <table:table-cell office:value-type="float" office:value="-1.3885035294117647E-2" table:style-name="ce1">
            <text:p>-0.013885035</text:p>
          </table:table-cell>
          <table:table-cell office:value-type="float" office:value="-1.4442894117647058E-2" table:style-name="ce1">
            <text:p>-0.014442894</text:p>
          </table:table-cell>
          <table:table-cell office:value-type="float" office:value="-1.3616041176470589E-2" table:style-name="ce1">
            <text:p>-0.013616041</text:p>
          </table:table-cell>
          <table:table-cell office:value-type="float" office:value="-1.2696435294117646E-2" table:style-name="ce1">
            <text:p>-0.012696435</text:p>
          </table:table-cell>
          <table:table-cell office:value-type="float" office:value="-1.3177441176470588E-2" table:style-name="ce1">
            <text:p>-0.013177441</text:p>
          </table:table-cell>
          <table:table-cell office:value-type="float" office:value="-1.3912858823529412E-2" table:style-name="ce1">
            <text:p>-0.013912859</text:p>
          </table:table-cell>
          <table:table-cell office:value-type="float" office:value="-1.3294058823529412E-2" table:style-name="ce1">
            <text:p>-0.013294059</text:p>
          </table:table-cell>
          <table:table-cell office:value-type="float" office:value="-1.4082476470588235E-2" table:style-name="ce1">
            <text:p>-0.014082476</text:p>
          </table:table-cell>
          <table:table-cell office:value-type="float" office:value="-1.2688488235294117E-2" table:style-name="ce1">
            <text:p>-0.012688488</text:p>
          </table:table-cell>
          <table:table-cell office:value-type="float" office:value="-1.2452623529411766E-2" table:style-name="ce1">
            <text:p>-0.012452624</text:p>
          </table:table-cell>
          <table:table-cell office:value-type="float" office:value="-1.254405294117647E-2" table:style-name="ce1">
            <text:p>-0.012544053</text:p>
          </table:table-cell>
          <table:table-cell office:value-type="float" office:value="-1.2233982352941175E-2" table:style-name="ce1">
            <text:p>-0.012233982</text:p>
          </table:table-cell>
          <table:table-cell office:value-type="float" office:value="-1.2769311764705882E-2" table:style-name="ce1">
            <text:p>-0.012769312</text:p>
          </table:table-cell>
          <table:table-cell office:value-type="float" office:value="-1.2810394117647058E-2" table:style-name="ce1">
            <text:p>-0.012810394</text:p>
          </table:table-cell>
          <table:table-cell office:value-type="float" office:value="-1.2240600000000001E-2" table:style-name="ce1">
            <text:p>-0.0122406</text:p>
          </table:table-cell>
          <table:table-cell office:value-type="float" office:value="-1.2724258823529412E-2" table:style-name="ce1">
            <text:p>-0.012724259</text:p>
          </table:table-cell>
          <table:table-cell office:value-type="float" office:value="-1.3551105882352942E-2" table:style-name="ce1">
            <text:p>-0.013551106</text:p>
          </table:table-cell>
          <table:table-cell office:value-type="float" office:value="-1.327814705882353E-2" table:style-name="ce1">
            <text:p>-0.013278147</text:p>
          </table:table-cell>
          <table:table-cell office:value-type="float" office:value="-1.3610747058823529E-2" table:style-name="ce1">
            <text:p>-0.013610747</text:p>
          </table:table-cell>
          <table:table-cell office:value-type="float" office:value="-1.3980441176470588E-2" table:style-name="ce1">
            <text:p>-0.013980441</text:p>
          </table:table-cell>
          <table:table-cell office:value-type="float" office:value="-1.4605876470588235E-2" table:style-name="ce1">
            <text:p>-0.014605876</text:p>
          </table:table-cell>
          <table:table-cell office:value-type="float" office:value="-1.5206141176470589E-2" table:style-name="ce1">
            <text:p>-0.015206141</text:p>
          </table:table-cell>
          <table:table-cell office:value-type="float" office:value="-1.5816999999999998E-2" table:style-name="ce1">
            <text:p>-0.015817</text:p>
          </table:table-cell>
          <table:table-cell office:value-type="float" office:value="-1.5404905882352941E-2" table:style-name="ce1">
            <text:p>-0.015404906</text:p>
          </table:table-cell>
          <table:table-cell office:value-type="float" office:value="-1.5321417647058822E-2" table:style-name="ce1">
            <text:p>-0.015321418</text:p>
          </table:table-cell>
          <table:table-cell office:value-type="float" office:value="-1.5713635294117647E-2" table:style-name="ce1">
            <text:p>-0.015713635</text:p>
          </table:table-cell>
          <table:table-cell office:value-type="float" office:value="-1.5976005882352942E-2" table:style-name="ce1">
            <text:p>-0.015976006</text:p>
          </table:table-cell>
          <table:table-cell office:value-type="float" office:value="-1.6226447058823527E-2" table:style-name="ce1">
            <text:p>-0.016226447</text:p>
          </table:table-cell>
          <table:table-cell office:value-type="float" office:value="-1.6824070588235294E-2" table:style-name="ce1">
            <text:p>-0.016824071</text:p>
          </table:table-cell>
          <table:table-cell office:value-type="float" office:value="-1.7139429411764707E-2" table:style-name="ce1">
            <text:p>-0.017139429</text:p>
          </table:table-cell>
          <table:table-cell office:value-type="float" office:value="-1.7099682352941178E-2" table:style-name="ce1">
            <text:p>-0.017099682</text:p>
          </table:table-cell>
          <table:table-cell office:value-type="float" office:value="-1.7456123529411765E-2" table:style-name="ce1">
            <text:p>-0.017456124</text:p>
          </table:table-cell>
          <table:table-cell office:value-type="float" office:value="-1.6944652941176471E-2" table:style-name="ce1">
            <text:p>-0.016944653</text:p>
          </table:table-cell>
          <table:table-cell office:value-type="float" office:value="-1.6593500000000001E-2" table:style-name="ce1">
            <text:p>-0.0165935</text:p>
          </table:table-cell>
          <table:table-cell office:value-type="float" office:value="-1.7472029411764706E-2" table:style-name="ce1">
            <text:p>-0.017472029</text:p>
          </table:table-cell>
          <table:table-cell office:value-type="float" office:value="-1.7974229411764707E-2" table:style-name="ce1">
            <text:p>-0.017974229</text:p>
          </table:table-cell>
          <table:table-cell table:number-columns-repeated="16287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number-rows-repeated="1048539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table:number-columns-repeated="16359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table:number-columns-repeated="16359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office:value-type="float" office:value="1E-4" table:formula="of:=[RES_Addt.$I2]" table:style-name="ce13">
            <text:p>0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table:number-columns-repeated="16359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table:number-columns-repeated="16359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office:value-type="float" office:value="4.8432210483785254E-5" table:formula="of:=[RES_Addt.$D2]" table:style-name="ce13">
            <text:p>0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8-30T09:51:30Z</dc:date>
  </office:meta>
</office:document-meta>
</file>